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mm"/>
    </style:style>
    <style:style style:name="co2" style:family="table-column">
      <style:table-column-properties fo:break-before="auto" style:column-width="9.47mm"/>
    </style:style>
    <style:style style:name="co3" style:family="table-column">
      <style:table-column-properties fo:break-before="auto" style:column-width="51.15mm"/>
    </style:style>
    <style:style style:name="co4" style:family="table-column">
      <style:table-column-properties fo:break-before="auto" style:column-width="9.77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24.55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2.12mm" fo:break-before="auto" style:use-optimal-row-height="false"/>
    </style:style>
    <style:style style:name="ro3" style:family="table-row">
      <style:table-row-properties style:row-height="20.11mm" fo:break-before="auto" style:use-optimal-row-height="fals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3.9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PageStyle_5f_Risultati_20_liste_20_collegate_20_per_20_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666699" fo:background-color="#ffffff" style:diagonal-bl-tr="none" style:diagonal-tl-br="none" style:text-align-source="fix" style:repeat-content="false" fo:wrap-option="no-wrap" fo:border-left="0.74pt solid #666699" style:direction="ltr" fo:padding="0.71mm" fo:border-right="0.74pt solid #008080" style:rotation-angle="0" style:rotation-align="none" style:shrink-to-fit="false" fo:border-top="0.74pt solid #ccccff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666699" fo:background-color="#ffffff" style:diagonal-bl-tr="none" style:diagonal-tl-br="none" style:text-align-source="value-type" style:repeat-content="false" fo:wrap-option="no-wrap" fo:border-left="0.74pt solid #666699" style:direction="ltr" fo:padding="0.71mm" fo:border-right="0.74pt solid #008080" style:rotation-angle="0" style:rotation-align="none" style:shrink-to-fit="false" fo:border-top="0.74pt solid #ccccff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74pt solid #666699" fo:background-color="#ffffff" style:diagonal-bl-tr="none" style:diagonal-tl-br="none" style:text-align-source="fix" style:repeat-content="false" fo:wrap-option="no-wrap" fo:border-left="0.74pt solid #666699" style:direction="ltr" fo:padding="0.71mm" fo:border-right="0.74pt solid #008080" style:rotation-angle="0" style:rotation-align="none" style:shrink-to-fit="false" fo:border-top="0.74pt solid #ccccff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74pt solid #666699" fo:background-color="#ffffff" style:diagonal-bl-tr="none" style:diagonal-tl-br="none" style:text-align-source="fix" style:repeat-content="false" fo:wrap-option="no-wrap" fo:border-left="0.74pt solid #666699" style:direction="ltr" fo:padding="0.71mm" fo:border-right="0.74pt solid #008080" style:rotation-angle="0" style:rotation-align="none" style:shrink-to-fit="false" fo:border-top="0.74pt solid #ccccff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0.74pt solid #666699" fo:background-color="#ffffff" style:diagonal-bl-tr="none" style:diagonal-tl-br="none" style:text-align-source="fix" style:repeat-content="false" fo:wrap-option="no-wrap" fo:border-left="0.74pt solid #666699" style:direction="ltr" fo:padding="0.71mm" fo:border-right="0.74pt solid #008080" style:rotation-angle="0" style:rotation-align="none" style:shrink-to-fit="false" fo:border-top="0.74pt solid #666699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0.74pt solid #666699" fo:background-color="#ffffff" style:diagonal-bl-tr="none" style:diagonal-tl-br="none" style:text-align-source="value-type" style:repeat-content="false" fo:wrap-option="no-wrap" fo:border-left="0.74pt solid #666699" style:direction="ltr" fo:padding="0.71mm" fo:border-right="0.74pt solid #008080" style:rotation-angle="0" style:rotation-align="none" style:shrink-to-fit="false" fo:border-top="0.74pt solid #ccccff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0.74pt solid #969696" fo:background-color="#ffffff" style:diagonal-bl-tr="none" style:diagonal-tl-br="none" style:text-align-source="fix" style:repeat-content="false" fo:wrap-option="no-wrap" fo:border-left="0.74pt solid #666699" style:direction="ltr" fo:padding="0.71mm" fo:border-right="0.74pt solid #666699" style:rotation-angle="0" style:rotation-align="none" style:shrink-to-fit="false" fo:border-top="0.74pt solid #66669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0.74pt solid #969696" fo:background-color="#ffffff" style:diagonal-bl-tr="none" style:diagonal-tl-br="none" style:text-align-source="fix" style:repeat-content="false" fo:wrap-option="wrap" fo:border-left="0.74pt solid #666699" style:direction="ltr" fo:padding="0.71mm" fo:border-right="0.74pt solid #666699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e3e3e3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0.74pt solid #e3e3e3" fo:background-color="#ffffff" style:diagonal-bl-tr="none" style:diagonal-tl-br="none" style:text-align-source="fix" style:repeat-content="false" fo:wrap-option="no-wrap" fo:border-left="0.74pt solid #e3e3e3" style:direction="ltr" fo:padding="0.71mm" fo:border-right="0.74pt solid #e3e3e3" style:rotation-angle="0" style:rotation-align="none" style:shrink-to-fit="false" fo:border-top="0.74pt solid #ccccff" style:vertical-align="automatic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969696" fo:background-color="#ffffff" style:diagonal-bl-tr="none" style:diagonal-tl-br="none" style:text-align-source="fix" style:repeat-content="false" fo:wrap-option="no-wrap" fo:border-left="0.74pt solid #666699" style:direction="ltr" fo:padding="0.71mm" fo:border-right="0.74pt solid #666699" style:rotation-angle="0" style:rotation-align="none" style:shrink-to-fit="false" fo:border-top="0.74pt solid #ccccff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0.74pt solid #969696" fo:background-color="#ffffff" style:diagonal-bl-tr="none" style:diagonal-tl-br="none" style:text-align-source="fix" style:repeat-content="false" fo:wrap-option="no-wrap" fo:border-left="0.74pt solid #666699" style:direction="ltr" fo:padding="0.71mm" fo:border-right="0.74pt solid #666699" style:rotation-angle="0" style:rotation-align="none" style:shrink-to-fit="false" fo:border-top="0.74pt solid #ccccff" style:vertical-align="automatic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Risultati liste collegate per 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5" table:default-cell-style-name="ce2"/>
        <table:table-column table:style-name="co6" table:default-cell-style-name="ce2"/>
        <table:table-column table:style-name="co7" table:number-columns-repeated="1004" table:default-cell-style-name="Default"/>
        <table:table-row table:style-name="ro1">
          <table:table-cell table:style-name="ce1" table:number-columns-repeated="1024"/>
        </table:table-row>
        <table:table-row table:style-name="ro2">
          <table:table-cell table:style-name="ce1"/>
          <table:table-cell table:style-name="ce3"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1"/>
          <table:table-cell table:style-name="ce1" table:number-columns-repeated="1004"/>
        </table:table-row>
        <table:table-row table:style-name="ro3">
          <table:table-cell table:style-name="ce1"/>
          <table:table-cell table:style-name="ce25" office:value-type="string" calcext:value-type="string" table:number-columns-spanned="2" table:number-rows-spanned="1">
            <text:p>Circoscrizione</text:p>
          </table:table-cell>
          <table:covered-table-cell table:style-name="ce25"/>
          <table:table-cell table:style-name="ce14" office:value-type="string" calcext:value-type="string">
            <text:p>Sez.</text:p>
          </table:table-cell>
          <table:table-cell table:style-name="ce18" office:value-type="string" calcext:value-type="string">
            <text:p>POTERE AL POPOLO! <text:s text:c="42"/></text:p>
          </table:table-cell>
          <table:table-cell table:style-name="ce18" office:value-type="string" calcext:value-type="string">
            <text:p>IL POPOLO DELLA FAMIGLIA <text:s text:c="35"/></text:p>
          </table:table-cell>
          <table:table-cell table:style-name="ce18" office:value-type="string" calcext:value-type="string">
            <text:p>CASAPOUND ITALIA <text:s text:c="43"/></text:p>
          </table:table-cell>
          <table:table-cell table:style-name="ce18" office:value-type="string" calcext:value-type="string">
            <text:p>MOVIMENTO 5 STELLE <text:s text:c="41"/></text:p>
          </table:table-cell>
          <table:table-cell table:style-name="ce18" office:value-type="string" calcext:value-type="string">
            <text:p>FREI SOZIAL LIBERI E UGUALI CON PIETRO GRASSO <text:s text:c="14"/></text:p>
          </table:table-cell>
          <table:table-cell table:style-name="ce18" office:value-type="string" calcext:value-type="string">
            <text:p>PARTITO VALORE UMANO <text:s text:c="39"/></text:p>
          </table:table-cell>
          <table:table-cell table:style-name="ce18" office:value-type="string" calcext:value-type="string">
            <text:p>PARTITO DEMOCRATICO <text:s text:c="40"/></text:p>
          </table:table-cell>
          <table:table-cell table:style-name="ce18" office:value-type="string" calcext:value-type="string">
            <text:p>+ EUROPA CON EMMA BONINO <text:s text:c="35"/></text:p>
          </table:table-cell>
          <table:table-cell table:style-name="ce18" office:value-type="string" calcext:value-type="string">
            <text:p>ITALIA EUROPA INSIEME <text:s text:c="38"/></text:p>
          </table:table-cell>
          <table:table-cell table:style-name="ce18" office:value-type="string" calcext:value-type="string">
            <text:p>SUDTIROLER VOLKSPARTEI (SVP) <text:s text:c="31"/></text:p>
          </table:table-cell>
          <table:table-cell table:style-name="ce18" office:value-type="string" calcext:value-type="string">
            <text:p>CIVICA POPOLARE LORENZIN <text:s text:c="35"/></text:p>
          </table:table-cell>
          <table:table-cell table:style-name="ce18" office:value-type="string" calcext:value-type="string">
            <text:p>MOVIMENTO POLITICO FORZA ITALIA <text:s text:c="28"/></text:p>
          </table:table-cell>
          <table:table-cell table:style-name="ce18" office:value-type="string" calcext:value-type="string">
            <text:p>LEGA NORD <text:s text:c="50"/></text:p>
          </table:table-cell>
          <table:table-cell table:style-name="ce18" office:value-type="string" calcext:value-type="string">
            <text:p>NOI CON L'ITALIA _ UDC <text:s text:c="37"/></text:p>
          </table:table-cell>
          <table:table-cell table:style-name="ce18" office:value-type="string" calcext:value-type="string">
            <text:p>FRATELLI D'ITALIA CON GIORGIA MELONI <text:s text:c="23"/></text:p>
          </table:table-cell>
          <table:table-cell table:style-name="ce22" office:value-type="string" calcext:value-type="string">
            <text:p>Totali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Gardolo</text:p>
          </table:table-cell>
          <table:table-cell table:style-name="ce15" office:value-type="float" office:value="84" calcext:value-type="float">
            <text:p>8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86" calcext:value-type="float">
            <text:p>186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8" calcext:value-type="float">
            <text:p>18</text:p>
          </table:table-cell>
          <table:table-cell table:style-name="ce20" office:value-type="float" office:value="628" calcext:value-type="float">
            <text:p>628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85" calcext:value-type="float">
            <text:p>8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179" calcext:value-type="float">
            <text:p>17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606" calcext:value-type="float">
            <text:p>606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86" calcext:value-type="float">
            <text:p>8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77" calcext:value-type="float">
            <text:p>177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9" calcext:value-type="float">
            <text:p>139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149" calcext:value-type="float">
            <text:p>14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2" calcext:value-type="float">
            <text:p>22</text:p>
          </table:table-cell>
          <table:table-cell table:style-name="ce20" office:value-type="float" office:value="638" calcext:value-type="float">
            <text:p>638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87" calcext:value-type="float">
            <text:p>8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85" calcext:value-type="float">
            <text:p>185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196" calcext:value-type="float">
            <text:p>19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7" calcext:value-type="float">
            <text:p>17</text:p>
          </table:table-cell>
          <table:table-cell table:style-name="ce20" office:value-type="float" office:value="732" calcext:value-type="float">
            <text:p>732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88" calcext:value-type="float">
            <text:p>88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7" calcext:value-type="float">
            <text:p>127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9" calcext:value-type="float">
            <text:p>19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223" calcext:value-type="float">
            <text:p>22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8" calcext:value-type="float">
            <text:p>28</text:p>
          </table:table-cell>
          <table:table-cell table:style-name="ce20" office:value-type="float" office:value="773" calcext:value-type="float">
            <text:p>773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89" calcext:value-type="float">
            <text:p>8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164" calcext:value-type="float">
            <text:p>16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table:style-name="ce20" office:value-type="float" office:value="518" calcext:value-type="float">
            <text:p>518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90" calcext:value-type="float">
            <text:p>9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76" calcext:value-type="float">
            <text:p>17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1" calcext:value-type="float">
            <text:p>21</text:p>
          </table:table-cell>
          <table:table-cell table:style-name="ce20" office:value-type="float" office:value="681" calcext:value-type="float">
            <text:p>681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91" calcext:value-type="float">
            <text:p>9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96" calcext:value-type="float">
            <text:p>19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3" calcext:value-type="float">
            <text:p>33</text:p>
          </table:table-cell>
          <table:table-cell table:style-name="ce20" office:value-type="float" office:value="519" calcext:value-type="float">
            <text:p>519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92" calcext:value-type="float">
            <text:p>9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2" calcext:value-type="float">
            <text:p>162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" calcext:value-type="float">
            <text:p>15</text:p>
          </table:table-cell>
          <table:table-cell table:style-name="ce20" office:value-type="float" office:value="815" calcext:value-type="float">
            <text:p>815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93" calcext:value-type="float">
            <text:p>9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51" calcext:value-type="float">
            <text:p>251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8" calcext:value-type="float">
            <text:p>28</text:p>
          </table:table-cell>
          <table:table-cell table:style-name="ce20" office:value-type="float" office:value="846" calcext:value-type="float">
            <text:p>846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otale circoscrizione</text:p>
          </table:table-cell>
          <table:table-cell table:style-name="ce16"/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1738" calcext:value-type="float">
            <text:p>1738</text:p>
          </table:table-cell>
          <table:table-cell table:style-name="ce20" office:value-type="float" office:value="184" calcext:value-type="float">
            <text:p>18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237" calcext:value-type="float">
            <text:p>237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182" calcext:value-type="float">
            <text:p>182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555" calcext:value-type="float">
            <text:p>555</text:p>
          </table:table-cell>
          <table:table-cell table:style-name="ce20" office:value-type="float" office:value="1922" calcext:value-type="float">
            <text:p>1922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02" calcext:value-type="float">
            <text:p>202</text:p>
          </table:table-cell>
          <table:table-cell table:style-name="ce20" office:value-type="float" office:value="6756" calcext:value-type="float">
            <text:p>6756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table:number-columns-repeated="19"/>
          <table:table-cell table:style-name="ce1" table:number-columns-repeated="1004"/>
        </table:table-row>
        <table:table-row table:style-name="ro4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eano</text:p>
          </table:table-cell>
          <table:table-cell table:style-name="ce15" office:value-type="float" office:value="81" calcext:value-type="float">
            <text:p>8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59" calcext:value-type="float">
            <text:p>15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54" calcext:value-type="float">
            <text:p>15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" calcext:value-type="float">
            <text:p>18</text:p>
          </table:table-cell>
          <table:table-cell table:style-name="ce20" office:value-type="float" office:value="549" calcext:value-type="float">
            <text:p>549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82" calcext:value-type="float">
            <text:p>8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5" calcext:value-type="float">
            <text:p>25</text:p>
          </table:table-cell>
          <table:table-cell table:style-name="ce20" office:value-type="float" office:value="759" calcext:value-type="float">
            <text:p>759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83" calcext:value-type="float">
            <text:p>8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5" calcext:value-type="float">
            <text:p>17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253" calcext:value-type="float">
            <text:p>25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20" office:value-type="float" office:value="835" calcext:value-type="float">
            <text:p>835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96" calcext:value-type="float">
            <text:p>9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91" calcext:value-type="float">
            <text:p>19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4" calcext:value-type="float">
            <text:p>24</text:p>
          </table:table-cell>
          <table:table-cell table:style-name="ce20" office:value-type="float" office:value="670" calcext:value-type="float">
            <text:p>670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Totale circoscrizione</text:p>
          </table:table-cell>
          <table:table-cell table:style-name="ce16"/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792" calcext:value-type="float">
            <text:p>792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521" calcext:value-type="float">
            <text:p>521</text:p>
          </table:table-cell>
          <table:table-cell table:style-name="ce20" office:value-type="float" office:value="106" calcext:value-type="float">
            <text:p>106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96" calcext:value-type="float">
            <text:p>96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786" calcext:value-type="float">
            <text:p>78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2813" calcext:value-type="float">
            <text:p>2813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table:number-columns-repeated="19"/>
          <table:table-cell table:style-name="ce1" table:number-columns-repeated="1004"/>
        </table:table-row>
        <table:table-row table:style-name="ro4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Bondone</text:p>
          </table:table-cell>
          <table:table-cell table:style-name="ce15" office:value-type="float" office:value="77" calcext:value-type="float">
            <text:p>7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" calcext:value-type="float">
            <text:p>14</text:p>
          </table:table-cell>
          <table:table-cell table:style-name="ce20" office:value-type="float" office:value="529" calcext:value-type="float">
            <text:p>529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78" calcext:value-type="float">
            <text:p>7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style-name="ce20" office:value-type="float" office:value="781" calcext:value-type="float">
            <text:p>781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79" calcext:value-type="float">
            <text:p>79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20" office:value-type="float" office:value="515" calcext:value-type="float">
            <text:p>515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80" calcext:value-type="float">
            <text:p>8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7" calcext:value-type="float">
            <text:p>127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 table:style-name="ce19" office:value-type="float" office:value="15" calcext:value-type="float">
            <text:p>15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114" calcext:value-type="float">
            <text:p>11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float" office:value="603" calcext:value-type="float">
            <text:p>603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98" calcext:value-type="float">
            <text:p>9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4" calcext:value-type="float">
            <text:p>15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182" calcext:value-type="float">
            <text:p>18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6" calcext:value-type="float">
            <text:p>16</text:p>
          </table:table-cell>
          <table:table-cell table:style-name="ce20" office:value-type="float" office:value="748" calcext:value-type="float">
            <text:p>748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Totale circoscrizione</text:p>
          </table:table-cell>
          <table:table-cell table:style-name="ce16"/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853" calcext:value-type="float">
            <text:p>853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98" calcext:value-type="float">
            <text:p>698</text:p>
          </table:table-cell>
          <table:table-cell table:style-name="ce20" office:value-type="float" office:value="133" calcext:value-type="float">
            <text:p>133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113" calcext:value-type="float">
            <text:p>113</text:p>
          </table:table-cell>
          <table:table-cell table:style-name="ce20" office:value-type="float" office:value="189" calcext:value-type="float">
            <text:p>189</text:p>
          </table:table-cell>
          <table:table-cell table:style-name="ce20" office:value-type="float" office:value="762" calcext:value-type="float">
            <text:p>762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3176" calcext:value-type="float">
            <text:p>3176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table:number-columns-repeated="19"/>
          <table:table-cell table:style-name="ce1" table:number-columns-repeated="1004"/>
        </table:table-row>
        <table:table-row table:style-name="ro4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Sardagna</text:p>
          </table:table-cell>
          <table:table-cell table:style-name="ce15" office:value-type="float" office:value="76" calcext:value-type="float">
            <text:p>76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88" calcext:value-type="float">
            <text:p>188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5" calcext:value-type="float">
            <text:p>25</text:p>
          </table:table-cell>
          <table:table-cell table:style-name="ce20" office:value-type="float" office:value="726" calcext:value-type="float">
            <text:p>726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Totale circoscrizione</text:p>
          </table:table-cell>
          <table:table-cell table:style-name="ce16"/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88" calcext:value-type="float">
            <text:p>188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142" calcext:value-type="float">
            <text:p>14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726" calcext:value-type="float">
            <text:p>726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table:number-columns-repeated="19"/>
          <table:table-cell table:style-name="ce1" table:number-columns-repeated="1004"/>
        </table:table-row>
        <table:table-row table:style-name="ro4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Ravina Romagnano</text:p>
          </table:table-cell>
          <table:table-cell table:style-name="ce15" office:value-type="float" office:value="72" calcext:value-type="float">
            <text:p>72</text:p>
          </table:table-cell>
          <table:table-cell table:number-columns-repeated="2"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64" calcext:value-type="float">
            <text:p>164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7" calcext:value-type="float">
            <text:p>1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style-name="ce20" office:value-type="float" office:value="659" calcext:value-type="float">
            <text:p>659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73" calcext:value-type="float">
            <text:p>7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39" calcext:value-type="float">
            <text:p>13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  <table:table-cell table:style-name="ce20" office:value-type="float" office:value="699" calcext:value-type="float">
            <text:p>699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74" calcext:value-type="float">
            <text:p>7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51" calcext:value-type="float">
            <text:p>15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14" calcext:value-type="float">
            <text:p>114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1" calcext:value-type="float">
            <text:p>31</text:p>
          </table:table-cell>
          <table:table-cell table:style-name="ce20" office:value-type="float" office:value="577" calcext:value-type="float">
            <text:p>577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75" calcext:value-type="float">
            <text:p>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20" office:value-type="float" office:value="423" calcext:value-type="float">
            <text:p>423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95" calcext:value-type="float">
            <text:p>9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29" calcext:value-type="float">
            <text:p>12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7" calcext:value-type="float">
            <text:p>27</text:p>
          </table:table-cell>
          <table:table-cell table:style-name="ce20" office:value-type="float" office:value="514" calcext:value-type="float">
            <text:p>514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>
            <text:p>Totale circoscrizione</text:p>
          </table:table-cell>
          <table:table-cell table:style-name="ce16"/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724" calcext:value-type="float">
            <text:p>724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632" calcext:value-type="float">
            <text:p>632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107" calcext:value-type="float">
            <text:p>107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646" calcext:value-type="float">
            <text:p>646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2872" calcext:value-type="float">
            <text:p>2872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table:number-columns-repeated="19"/>
          <table:table-cell table:style-name="ce1" table:number-columns-repeated="1004"/>
        </table:table-row>
        <table:table-row table:style-name="ro4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Argentario</text:p>
          </table:table-cell>
          <table:table-cell table:style-name="ce15" office:value-type="float" office:value="63" calcext:value-type="float">
            <text:p>6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46" calcext:value-type="float">
            <text:p>246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26" calcext:value-type="float">
            <text:p>12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1" calcext:value-type="float">
            <text:p>21</text:p>
          </table:table-cell>
          <table:table-cell table:style-name="ce20" office:value-type="float" office:value="810" calcext:value-type="float">
            <text:p>810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64" calcext:value-type="float">
            <text:p>64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27" calcext:value-type="float">
            <text:p>12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1" calcext:value-type="float">
            <text:p>21</text:p>
          </table:table-cell>
          <table:table-cell table:style-name="ce20" office:value-type="float" office:value="611" calcext:value-type="float">
            <text:p>611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65" calcext:value-type="float">
            <text:p>6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8" calcext:value-type="float">
            <text:p>16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162" calcext:value-type="float">
            <text:p>16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6" calcext:value-type="float">
            <text:p>26</text:p>
          </table:table-cell>
          <table:table-cell table:style-name="ce20" office:value-type="float" office:value="704" calcext:value-type="float">
            <text:p>704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66" calcext:value-type="float">
            <text:p>6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9" calcext:value-type="float">
            <text:p>169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83" calcext:value-type="float">
            <text:p>18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9" calcext:value-type="float">
            <text:p>39</text:p>
          </table:table-cell>
          <table:table-cell table:style-name="ce20" office:value-type="float" office:value="832" calcext:value-type="float">
            <text:p>832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67" calcext:value-type="float">
            <text:p>6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39" calcext:value-type="float">
            <text:p>13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9" calcext:value-type="float">
            <text:p>29</text:p>
          </table:table-cell>
          <table:table-cell table:style-name="ce20" office:value-type="float" office:value="739" calcext:value-type="float">
            <text:p>739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68" calcext:value-type="float">
            <text:p>6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89" calcext:value-type="float">
            <text:p>189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0" calcext:value-type="float">
            <text:p>30</text:p>
          </table:table-cell>
          <table:table-cell table:style-name="ce20" office:value-type="float" office:value="796" calcext:value-type="float">
            <text:p>796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69" calcext:value-type="float">
            <text:p>6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4" calcext:value-type="float">
            <text:p>164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94" calcext:value-type="float">
            <text:p>194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9" calcext:value-type="float">
            <text:p>19</text:p>
          </table:table-cell>
          <table:table-cell table:style-name="ce20" office:value-type="float" office:value="747" calcext:value-type="float">
            <text:p>747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70" calcext:value-type="float">
            <text:p>7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08" calcext:value-type="float">
            <text:p>208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64" calcext:value-type="float">
            <text:p>16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9" calcext:value-type="float">
            <text:p>29</text:p>
          </table:table-cell>
          <table:table-cell table:style-name="ce20" office:value-type="float" office:value="834" calcext:value-type="float">
            <text:p>834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71" calcext:value-type="float">
            <text:p>7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57" calcext:value-type="float">
            <text:p>15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55" calcext:value-type="float">
            <text:p>15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9" calcext:value-type="float">
            <text:p>29</text:p>
          </table:table-cell>
          <table:table-cell table:style-name="ce20" office:value-type="float" office:value="707" calcext:value-type="float">
            <text:p>707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97" calcext:value-type="float">
            <text:p>97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175" calcext:value-type="float">
            <text:p>17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6" calcext:value-type="float">
            <text:p>36</text:p>
          </table:table-cell>
          <table:table-cell table:style-name="ce20" office:value-type="float" office:value="815" calcext:value-type="float">
            <text:p>815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2" office:value-type="string" calcext:value-type="string">
            <text:p>Totale circoscrizione</text:p>
          </table:table-cell>
          <table:table-cell table:style-name="ce16"/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1669" calcext:value-type="float">
            <text:p>1669</text:p>
          </table:table-cell>
          <table:table-cell table:style-name="ce20" office:value-type="float" office:value="322" calcext:value-type="float">
            <text:p>322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448" calcext:value-type="float">
            <text:p>44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258" calcext:value-type="float">
            <text:p>258</text:p>
          </table:table-cell>
          <table:table-cell table:style-name="ce20" office:value-type="float" office:value="216" calcext:value-type="float">
            <text:p>216</text:p>
          </table:table-cell>
          <table:table-cell table:style-name="ce20" office:value-type="float" office:value="535" calcext:value-type="float">
            <text:p>535</text:p>
          </table:table-cell>
          <table:table-cell table:style-name="ce20" office:value-type="float" office:value="1534" calcext:value-type="float">
            <text:p>1534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279" calcext:value-type="float">
            <text:p>279</text:p>
          </table:table-cell>
          <table:table-cell table:style-name="ce20" office:value-type="float" office:value="7595" calcext:value-type="float">
            <text:p>7595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table:number-columns-repeated="19"/>
          <table:table-cell table:style-name="ce1" table:number-columns-repeated="1004"/>
        </table:table-row>
        <table:table-row table:style-name="ro4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Povo</text:p>
          </table:table-cell>
          <table:table-cell table:style-name="ce15" office:value-type="float" office:value="59" calcext:value-type="float">
            <text:p>59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44" calcext:value-type="float">
            <text:p>244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66" calcext:value-type="float">
            <text:p>16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780" calcext:value-type="float">
            <text:p>780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60" calcext:value-type="float">
            <text:p>6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99" calcext:value-type="float">
            <text:p>199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3" calcext:value-type="float">
            <text:p>23</text:p>
          </table:table-cell>
          <table:table-cell table:style-name="ce20" office:value-type="float" office:value="914" calcext:value-type="float">
            <text:p>914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61" calcext:value-type="float">
            <text:p>61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67" calcext:value-type="float">
            <text:p>167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18" calcext:value-type="float">
            <text:p>218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6" calcext:value-type="float">
            <text:p>26</text:p>
          </table:table-cell>
          <table:table-cell table:style-name="ce20" office:value-type="float" office:value="777" calcext:value-type="float">
            <text:p>777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62" calcext:value-type="float">
            <text:p>6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61" calcext:value-type="float">
            <text:p>161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1" calcext:value-type="float">
            <text:p>21</text:p>
          </table:table-cell>
          <table:table-cell table:style-name="ce20" office:value-type="float" office:value="742" calcext:value-type="float">
            <text:p>742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Totale circoscrizione</text:p>
          </table:table-cell>
          <table:table-cell table:style-name="ce16"/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669" calcext:value-type="float">
            <text:p>669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905" calcext:value-type="float">
            <text:p>905</text:p>
          </table:table-cell>
          <table:table-cell table:style-name="ce20" office:value-type="float" office:value="224" calcext:value-type="float">
            <text:p>224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588" calcext:value-type="float">
            <text:p>588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3213" calcext:value-type="float">
            <text:p>3213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table:number-columns-repeated="19"/>
          <table:table-cell table:style-name="ce1" table:number-columns-repeated="1004"/>
        </table:table-row>
        <table:table-row table:style-name="ro4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Mattarello</text:p>
          </table:table-cell>
          <table:table-cell table:style-name="ce15" office:value-type="float" office:value="54" calcext:value-type="float">
            <text:p>54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03" calcext:value-type="float">
            <text:p>203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53" calcext:value-type="float">
            <text:p>15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9" calcext:value-type="float">
            <text:p>19</text:p>
          </table:table-cell>
          <table:table-cell table:style-name="ce20" office:value-type="float" office:value="721" calcext:value-type="float">
            <text:p>721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55" calcext:value-type="float">
            <text:p>55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176" calcext:value-type="float">
            <text:p>176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7" calcext:value-type="float">
            <text:p>157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1" calcext:value-type="float">
            <text:p>21</text:p>
          </table:table-cell>
          <table:table-cell table:style-name="ce20" office:value-type="float" office:value="706" calcext:value-type="float">
            <text:p>706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56" calcext:value-type="float">
            <text:p>5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55" calcext:value-type="float">
            <text:p>155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  <table:table-cell table:style-name="ce20" office:value-type="float" office:value="652" calcext:value-type="float">
            <text:p>652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57" calcext:value-type="float">
            <text:p>5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11" calcext:value-type="float">
            <text:p>211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174" calcext:value-type="float">
            <text:p>17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2" calcext:value-type="float">
            <text:p>42</text:p>
          </table:table-cell>
          <table:table-cell table:style-name="ce20" office:value-type="float" office:value="784" calcext:value-type="float">
            <text:p>784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58" calcext:value-type="float">
            <text:p>5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162" calcext:value-type="float">
            <text:p>16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5" calcext:value-type="float">
            <text:p>35</text:p>
          </table:table-cell>
          <table:table-cell table:style-name="ce20" office:value-type="float" office:value="612" calcext:value-type="float">
            <text:p>612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Totale circoscrizione</text:p>
          </table:table-cell>
          <table:table-cell table:style-name="ce16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863" calcext:value-type="float">
            <text:p>863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831" calcext:value-type="float">
            <text:p>831</text:p>
          </table:table-cell>
          <table:table-cell table:style-name="ce20" office:value-type="float" office:value="119" calcext:value-type="float">
            <text:p>11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247" calcext:value-type="float">
            <text:p>247</text:p>
          </table:table-cell>
          <table:table-cell table:style-name="ce20" office:value-type="float" office:value="819" calcext:value-type="float">
            <text:p>819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3475" calcext:value-type="float">
            <text:p>3475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table:number-columns-repeated="19"/>
          <table:table-cell table:style-name="ce1" table:number-columns-repeated="1004"/>
        </table:table-row>
        <table:table-row table:style-name="ro4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Villazzano</text:p>
          </table:table-cell>
          <table:table-cell table:style-name="ce15" office:value-type="float" office:value="50" calcext:value-type="float">
            <text:p>5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77" calcext:value-type="float">
            <text:p>177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20" office:value-type="float" office:value="749" calcext:value-type="float">
            <text:p>749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51" calcext:value-type="float">
            <text:p>5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61" calcext:value-type="float">
            <text:p>161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188" calcext:value-type="float">
            <text:p>18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8" calcext:value-type="float">
            <text:p>18</text:p>
          </table:table-cell>
          <table:table-cell table:style-name="ce20" office:value-type="float" office:value="819" calcext:value-type="float">
            <text:p>819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52" calcext:value-type="float">
            <text:p>5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3" calcext:value-type="float">
            <text:p>203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3" calcext:value-type="float">
            <text:p>33</text:p>
          </table:table-cell>
          <table:table-cell table:style-name="ce20" office:value-type="float" office:value="787" calcext:value-type="float">
            <text:p>787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53" calcext:value-type="float">
            <text:p>5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79" calcext:value-type="float">
            <text:p>179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49" calcext:value-type="float">
            <text:p>14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1" calcext:value-type="float">
            <text:p>21</text:p>
          </table:table-cell>
          <table:table-cell table:style-name="ce20" office:value-type="float" office:value="790" calcext:value-type="float">
            <text:p>790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2" office:value-type="string" calcext:value-type="string">
            <text:p>Totale circoscrizione</text:p>
          </table:table-cell>
          <table:table-cell table:style-name="ce16"/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28" calcext:value-type="float">
            <text:p>28</text:p>
          </table:table-cell>
          <table:table-cell table:style-name="ce20" office:value-type="float" office:value="689" calcext:value-type="float">
            <text:p>689</text:p>
          </table:table-cell>
          <table:table-cell table:style-name="ce20" office:value-type="float" office:value="119" calcext:value-type="float">
            <text:p>11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69" calcext:value-type="float">
            <text:p>869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622" calcext:value-type="float">
            <text:p>62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96" calcext:value-type="float">
            <text:p>96</text:p>
          </table:table-cell>
          <table:table-cell table:style-name="ce20" office:value-type="float" office:value="3145" calcext:value-type="float">
            <text:p>3145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table:number-columns-repeated="19"/>
          <table:table-cell table:style-name="ce1" table:number-columns-repeated="1004"/>
        </table:table-row>
        <table:table-row table:style-name="ro4">
          <table:table-cell table:style-name="ce1"/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Oltrefersina</text:p>
          </table:table-cell>
          <table:table-cell table:style-name="ce15" office:value-type="float" office:value="32" calcext:value-type="float">
            <text:p>32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1" calcext:value-type="float">
            <text:p>21</text:p>
          </table:table-cell>
          <table:table-cell table:style-name="ce20" office:value-type="float" office:value="591" calcext:value-type="float">
            <text:p>591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33" calcext:value-type="float">
            <text:p>3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1" calcext:value-type="float">
            <text:p>201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6" calcext:value-type="float">
            <text:p>26</text:p>
          </table:table-cell>
          <table:table-cell table:style-name="ce20" office:value-type="float" office:value="607" calcext:value-type="float">
            <text:p>607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34" calcext:value-type="float">
            <text:p>3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float" office:value="648" calcext:value-type="float">
            <text:p>648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35" calcext:value-type="float">
            <text:p>3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26" calcext:value-type="float">
            <text:p>226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06" calcext:value-type="float">
            <text:p>10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9" calcext:value-type="float">
            <text:p>29</text:p>
          </table:table-cell>
          <table:table-cell table:style-name="ce20" office:value-type="float" office:value="665" calcext:value-type="float">
            <text:p>665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36" calcext:value-type="float">
            <text:p>3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3" calcext:value-type="float">
            <text:p>23</text:p>
          </table:table-cell>
          <table:table-cell table:style-name="ce20" office:value-type="float" office:value="628" calcext:value-type="float">
            <text:p>628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37" calcext:value-type="float">
            <text:p>3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26" calcext:value-type="float">
            <text:p>12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9" calcext:value-type="float">
            <text:p>29</text:p>
          </table:table-cell>
          <table:table-cell table:style-name="ce20" office:value-type="float" office:value="570" calcext:value-type="float">
            <text:p>570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38" calcext:value-type="float">
            <text:p>38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29" calcext:value-type="float">
            <text:p>129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162" calcext:value-type="float">
            <text:p>16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7" calcext:value-type="float">
            <text:p>17</text:p>
          </table:table-cell>
          <table:table-cell table:style-name="ce20" office:value-type="float" office:value="682" calcext:value-type="float">
            <text:p>682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39" calcext:value-type="float">
            <text:p>3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9" calcext:value-type="float">
            <text:p>19</text:p>
          </table:table-cell>
          <table:table-cell table:style-name="ce20" office:value-type="float" office:value="658" calcext:value-type="float">
            <text:p>658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40" calcext:value-type="float">
            <text:p>40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9" calcext:value-type="float">
            <text:p>29</text:p>
          </table:table-cell>
          <table:table-cell table:style-name="ce20" office:value-type="float" office:value="714" calcext:value-type="float">
            <text:p>714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41" calcext:value-type="float">
            <text:p>4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64" calcext:value-type="float">
            <text:p>16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7" calcext:value-type="float">
            <text:p>167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7" calcext:value-type="float">
            <text:p>17</text:p>
          </table:table-cell>
          <table:table-cell table:style-name="ce20" office:value-type="float" office:value="656" calcext:value-type="float">
            <text:p>656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42" calcext:value-type="float">
            <text:p>4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88" calcext:value-type="float">
            <text:p>188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77" calcext:value-type="float">
            <text:p>177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8" calcext:value-type="float">
            <text:p>28</text:p>
          </table:table-cell>
          <table:table-cell table:style-name="ce20" office:value-type="float" office:value="728" calcext:value-type="float">
            <text:p>728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43" calcext:value-type="float">
            <text:p>4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" calcext:value-type="float">
            <text:p>24</text:p>
          </table:table-cell>
          <table:table-cell table:style-name="ce20" office:value-type="float" office:value="538" calcext:value-type="float">
            <text:p>538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44" calcext:value-type="float">
            <text:p>4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float" office:value="612" calcext:value-type="float">
            <text:p>612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45" calcext:value-type="float">
            <text:p>4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4" calcext:value-type="float">
            <text:p>24</text:p>
          </table:table-cell>
          <table:table-cell table:style-name="ce20" office:value-type="float" office:value="666" calcext:value-type="float">
            <text:p>666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46" calcext:value-type="float">
            <text:p>4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6" calcext:value-type="float">
            <text:p>26</text:p>
          </table:table-cell>
          <table:table-cell table:style-name="ce20" office:value-type="float" office:value="628" calcext:value-type="float">
            <text:p>628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47" calcext:value-type="float">
            <text:p>4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77" calcext:value-type="float">
            <text:p>177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" calcext:value-type="float">
            <text:p>30</text:p>
          </table:table-cell>
          <table:table-cell table:style-name="ce20" office:value-type="float" office:value="748" calcext:value-type="float">
            <text:p>748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48" calcext:value-type="float">
            <text:p>4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74" calcext:value-type="float">
            <text:p>74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49" calcext:value-type="float">
            <text:p>49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63" calcext:value-type="float">
            <text:p>63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2" office:value-type="string" calcext:value-type="string">
            <text:p>Totale circoscrizione</text:p>
          </table:table-cell>
          <table:table-cell table:style-name="ce16"/>
          <table:table-cell table:style-name="ce20" office:value-type="float" office:value="192" calcext:value-type="float">
            <text:p>192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2202" calcext:value-type="float">
            <text:p>2202</text:p>
          </table:table-cell>
          <table:table-cell table:style-name="ce20" office:value-type="float" office:value="491" calcext:value-type="float">
            <text:p>491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827" calcext:value-type="float">
            <text:p>2827</text:p>
          </table:table-cell>
          <table:table-cell table:style-name="ce20" office:value-type="float" office:value="608" calcext:value-type="float">
            <text:p>608</text:p>
          </table:table-cell>
          <table:table-cell table:style-name="ce20" office:value-type="float" office:value="107" calcext:value-type="float">
            <text:p>107</text:p>
          </table:table-cell>
          <table:table-cell table:style-name="ce20" office:value-type="float" office:value="345" calcext:value-type="float">
            <text:p>345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893" calcext:value-type="float">
            <text:p>893</text:p>
          </table:table-cell>
          <table:table-cell table:style-name="ce20" office:value-type="float" office:value="1979" calcext:value-type="float">
            <text:p>1979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387" calcext:value-type="float">
            <text:p>387</text:p>
          </table:table-cell>
          <table:table-cell table:style-name="ce20" office:value-type="float" office:value="10476" calcext:value-type="float">
            <text:p>10476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table:number-columns-repeated="19"/>
          <table:table-cell table:style-name="ce1" table:number-columns-repeated="1004"/>
        </table:table-row>
        <table:table-row table:style-name="ro4">
          <table:table-cell table:style-name="ce1"/>
          <table:table-cell table:style-name="ce5" office:value-type="float" office:value="11" calcext:value-type="float">
            <text:p>11</text:p>
          </table:table-cell>
          <table:table-cell table:style-name="ce10" office:value-type="string" calcext:value-type="string">
            <text:p>S.Giuseppe S.Chiara</text:p>
          </table:table-cell>
          <table:table-cell table:style-name="ce15" office:value-type="float" office:value="17" calcext:value-type="float">
            <text:p>1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67" calcext:value-type="float">
            <text:p>167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1" calcext:value-type="float">
            <text:p>21</text:p>
          </table:table-cell>
          <table:table-cell table:style-name="ce20" office:value-type="float" office:value="524" calcext:value-type="float">
            <text:p>524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18" calcext:value-type="float">
            <text:p>18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88" calcext:value-type="float">
            <text:p>188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 table:style-name="ce19" office:value-type="float" office:value="20" calcext:value-type="float">
            <text:p>20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1" calcext:value-type="float">
            <text:p>21</text:p>
          </table:table-cell>
          <table:table-cell table:style-name="ce20" office:value-type="float" office:value="659" calcext:value-type="float">
            <text:p>659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19" calcext:value-type="float">
            <text:p>19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31" calcext:value-type="float">
            <text:p>231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2" calcext:value-type="float">
            <text:p>22</text:p>
          </table:table-cell>
          <table:table-cell table:style-name="ce20" office:value-type="float" office:value="706" calcext:value-type="float">
            <text:p>706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20" calcext:value-type="float">
            <text:p>2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3" calcext:value-type="float">
            <text:p>33</text:p>
          </table:table-cell>
          <table:table-cell table:style-name="ce20" office:value-type="float" office:value="653" calcext:value-type="float">
            <text:p>653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21" calcext:value-type="float">
            <text:p>2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7" calcext:value-type="float">
            <text:p>27</text:p>
          </table:table-cell>
          <table:table-cell table:style-name="ce20" office:value-type="float" office:value="656" calcext:value-type="float">
            <text:p>656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22" calcext:value-type="float">
            <text:p>2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4" calcext:value-type="float">
            <text:p>34</text:p>
          </table:table-cell>
          <table:table-cell table:style-name="ce20" office:value-type="float" office:value="769" calcext:value-type="float">
            <text:p>769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2" calcext:value-type="float">
            <text:p>22</text:p>
          </table:table-cell>
          <table:table-cell table:style-name="ce20" office:value-type="float" office:value="482" calcext:value-type="float">
            <text:p>482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24" calcext:value-type="float">
            <text:p>2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3" calcext:value-type="float">
            <text:p>153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8" calcext:value-type="float">
            <text:p>28</text:p>
          </table:table-cell>
          <table:table-cell table:style-name="ce20" office:value-type="float" office:value="535" calcext:value-type="float">
            <text:p>535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3" calcext:value-type="float">
            <text:p>23</text:p>
          </table:table-cell>
          <table:table-cell table:style-name="ce20" office:value-type="float" office:value="622" calcext:value-type="float">
            <text:p>622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26" calcext:value-type="float">
            <text:p>26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3" calcext:value-type="float">
            <text:p>13</text:p>
          </table:table-cell>
          <table:table-cell table:style-name="ce20" office:value-type="float" office:value="577" calcext:value-type="float">
            <text:p>577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27" calcext:value-type="float">
            <text:p>27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46" calcext:value-type="float">
            <text:p>146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4" calcext:value-type="float">
            <text:p>14</text:p>
          </table:table-cell>
          <table:table-cell table:style-name="ce20" office:value-type="float" office:value="578" calcext:value-type="float">
            <text:p>578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28" calcext:value-type="float">
            <text:p>28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" calcext:value-type="float">
            <text:p>17</text:p>
          </table:table-cell>
          <table:table-cell table:style-name="ce20" office:value-type="float" office:value="646" calcext:value-type="float">
            <text:p>646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29" calcext:value-type="float">
            <text:p>29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52" calcext:value-type="float">
            <text:p>152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67" calcext:value-type="float">
            <text:p>167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" calcext:value-type="float">
            <text:p>16</text:p>
          </table:table-cell>
          <table:table-cell table:style-name="ce20" office:value-type="float" office:value="630" calcext:value-type="float">
            <text:p>630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30" calcext:value-type="float">
            <text:p>3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9" calcext:value-type="float">
            <text:p>129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5" calcext:value-type="float">
            <text:p>18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5" calcext:value-type="float">
            <text:p>25</text:p>
          </table:table-cell>
          <table:table-cell table:style-name="ce20" office:value-type="float" office:value="637" calcext:value-type="float">
            <text:p>637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31" calcext:value-type="float">
            <text:p>3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7" calcext:value-type="float">
            <text:p>137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113" calcext:value-type="float">
            <text:p>11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6" calcext:value-type="float">
            <text:p>26</text:p>
          </table:table-cell>
          <table:table-cell table:style-name="ce20" office:value-type="float" office:value="551" calcext:value-type="float">
            <text:p>551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2" office:value-type="string" calcext:value-type="string">
            <text:p>Totale circoscrizione</text:p>
          </table:table-cell>
          <table:table-cell table:style-name="ce16"/>
          <table:table-cell table:style-name="ce20" office:value-type="float" office:value="201" calcext:value-type="float">
            <text:p>201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674" calcext:value-type="float">
            <text:p>1674</text:p>
          </table:table-cell>
          <table:table-cell table:style-name="ce20" office:value-type="float" office:value="498" calcext:value-type="float">
            <text:p>498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2737" calcext:value-type="float">
            <text:p>2737</text:p>
          </table:table-cell>
          <table:table-cell table:style-name="ce20" office:value-type="float" office:value="656" calcext:value-type="float">
            <text:p>656</text:p>
          </table:table-cell>
          <table:table-cell table:style-name="ce20" office:value-type="float" office:value="122" calcext:value-type="float">
            <text:p>122</text:p>
          </table:table-cell>
          <table:table-cell table:style-name="ce20" office:value-type="float" office:value="278" calcext:value-type="float">
            <text:p>278</text:p>
          </table:table-cell>
          <table:table-cell table:style-name="ce20" office:value-type="float" office:value="183" calcext:value-type="float">
            <text:p>183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467" calcext:value-type="float">
            <text:p>1467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342" calcext:value-type="float">
            <text:p>342</text:p>
          </table:table-cell>
          <table:table-cell table:style-name="ce20" office:value-type="float" office:value="9225" calcext:value-type="float">
            <text:p>9225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table:number-columns-repeated="19"/>
          <table:table-cell table:style-name="ce1" table:number-columns-repeated="1004"/>
        </table:table-row>
        <table:table-row table:style-name="ro4">
          <table:table-cell table:style-name="ce1"/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Centro storico Piedicastello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" calcext:value-type="float">
            <text:p>14</text:p>
          </table:table-cell>
          <table:table-cell table:style-name="ce20" office:value-type="float" office:value="279" calcext:value-type="float">
            <text:p>279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2" calcext:value-type="float">
            <text:p>2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7" calcext:value-type="float">
            <text:p>27</text:p>
          </table:table-cell>
          <table:table-cell table:style-name="ce20" office:value-type="float" office:value="656" calcext:value-type="float">
            <text:p>656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3" calcext:value-type="float">
            <text:p>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61" calcext:value-type="float">
            <text:p>16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9" calcext:value-type="float">
            <text:p>19</text:p>
          </table:table-cell>
          <table:table-cell table:style-name="ce20" office:value-type="float" office:value="568" calcext:value-type="float">
            <text:p>568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4" calcext:value-type="float">
            <text:p>4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71" calcext:value-type="float">
            <text:p>171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3" calcext:value-type="float">
            <text:p>23</text:p>
          </table:table-cell>
          <table:table-cell table:style-name="ce20" office:value-type="float" office:value="685" calcext:value-type="float">
            <text:p>685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5" calcext:value-type="float">
            <text:p>5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1" calcext:value-type="float">
            <text:p>121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34" calcext:value-type="float">
            <text:p>134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113" calcext:value-type="float">
            <text:p>11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8" calcext:value-type="float">
            <text:p>28</text:p>
          </table:table-cell>
          <table:table-cell table:style-name="ce20" office:value-type="float" office:value="608" calcext:value-type="float">
            <text:p>608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6" calcext:value-type="float">
            <text:p>6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96" calcext:value-type="float">
            <text:p>196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8" calcext:value-type="float">
            <text:p>28</text:p>
          </table:table-cell>
          <table:table-cell table:style-name="ce20" office:value-type="float" office:value="632" calcext:value-type="float">
            <text:p>632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7" calcext:value-type="float">
            <text:p>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9" calcext:value-type="float">
            <text:p>139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20" office:value-type="float" office:value="504" calcext:value-type="float">
            <text:p>504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8" calcext:value-type="float">
            <text:p>8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127" calcext:value-type="float">
            <text:p>12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8" calcext:value-type="float">
            <text:p>18</text:p>
          </table:table-cell>
          <table:table-cell table:style-name="ce20" office:value-type="float" office:value="628" calcext:value-type="float">
            <text:p>628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9" calcext:value-type="float">
            <text:p>9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74" calcext:value-type="float">
            <text:p>174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7" calcext:value-type="float">
            <text:p>37</text:p>
          </table:table-cell>
          <table:table-cell table:style-name="ce20" office:value-type="float" office:value="646" calcext:value-type="float">
            <text:p>646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59" calcext:value-type="float">
            <text:p>159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3" calcext:value-type="float">
            <text:p>33</text:p>
          </table:table-cell>
          <table:table-cell table:style-name="ce20" office:value-type="float" office:value="631" calcext:value-type="float">
            <text:p>631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26" calcext:value-type="float">
            <text:p>12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2" calcext:value-type="float">
            <text:p>22</text:p>
          </table:table-cell>
          <table:table-cell table:style-name="ce20" office:value-type="float" office:value="554" calcext:value-type="float">
            <text:p>554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12" calcext:value-type="float">
            <text:p>1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18" calcext:value-type="float">
            <text:p>218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7" calcext:value-type="float">
            <text:p>13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61" calcext:value-type="float">
            <text:p>16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4" calcext:value-type="float">
            <text:p>24</text:p>
          </table:table-cell>
          <table:table-cell table:style-name="ce20" office:value-type="float" office:value="704" calcext:value-type="float">
            <text:p>704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74" calcext:value-type="float">
            <text:p>174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02" calcext:value-type="float">
            <text:p>202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146" calcext:value-type="float">
            <text:p>14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8" calcext:value-type="float">
            <text:p>28</text:p>
          </table:table-cell>
          <table:table-cell table:style-name="ce20" office:value-type="float" office:value="722" calcext:value-type="float">
            <text:p>722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14" calcext:value-type="float">
            <text:p>14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77" calcext:value-type="float">
            <text:p>177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137" calcext:value-type="float">
            <text:p>13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7" calcext:value-type="float">
            <text:p>17</text:p>
          </table:table-cell>
          <table:table-cell table:style-name="ce20" office:value-type="float" office:value="585" calcext:value-type="float">
            <text:p>585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15" calcext:value-type="float">
            <text:p>15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46" calcext:value-type="float">
            <text:p>146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162" calcext:value-type="float">
            <text:p>16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1" calcext:value-type="float">
            <text:p>21</text:p>
          </table:table-cell>
          <table:table-cell table:style-name="ce20" office:value-type="float" office:value="604" calcext:value-type="float">
            <text:p>604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16" calcext:value-type="float">
            <text:p>1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" calcext:value-type="float">
            <text:p>12</text:p>
          </table:table-cell>
          <table:table-cell table:style-name="ce20" office:value-type="float" office:value="547" calcext:value-type="float">
            <text:p>547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5" office:value-type="float" office:value="94" calcext:value-type="float">
            <text:p>9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1" calcext:value-type="float">
            <text:p>21</text:p>
          </table:table-cell>
          <table:table-cell table:style-name="ce20" office:value-type="float" office:value="463" calcext:value-type="float">
            <text:p>463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2" office:value-type="string" calcext:value-type="string">
            <text:p>Totale circoscrizione</text:p>
          </table:table-cell>
          <table:table-cell table:style-name="ce16"/>
          <table:table-cell table:style-name="ce20" office:value-type="float" office:value="246" calcext:value-type="float">
            <text:p>246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2215" calcext:value-type="float">
            <text:p>2215</text:p>
          </table:table-cell>
          <table:table-cell table:style-name="ce20" office:value-type="float" office:value="486" calcext:value-type="float">
            <text:p>486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520" calcext:value-type="float">
            <text:p>2520</text:p>
          </table:table-cell>
          <table:table-cell table:style-name="ce20" office:value-type="float" office:value="557" calcext:value-type="float">
            <text:p>557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332" calcext:value-type="float">
            <text:p>332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832" calcext:value-type="float">
            <text:p>832</text:p>
          </table:table-cell>
          <table:table-cell table:style-name="ce20" office:value-type="float" office:value="1907" calcext:value-type="float">
            <text:p>1907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396" calcext:value-type="float">
            <text:p>396</text:p>
          </table:table-cell>
          <table:table-cell table:style-name="ce20" office:value-type="float" office:value="10016" calcext:value-type="float">
            <text:p>10016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table:number-columns-repeated="19"/>
          <table:table-cell table:style-name="ce1" table:number-columns-repeated="1004"/>
        </table:table-row>
        <table:table-row table:style-name="ro4">
          <table:table-cell table:style-name="ce1"/>
          <table:table-cell table:style-name="ce9"/>
          <table:table-cell table:style-name="ce13" office:value-type="string" calcext:value-type="string">
            <text:p>Totali</text:p>
          </table:table-cell>
          <table:table-cell table:style-name="ce16"/>
          <table:table-cell table:style-name="ce20" office:value-type="float" office:value="1056" calcext:value-type="float">
            <text:p>1056</text:p>
          </table:table-cell>
          <table:table-cell table:style-name="ce20" office:value-type="float" office:value="552" calcext:value-type="float">
            <text:p>552</text:p>
          </table:table-cell>
          <table:table-cell table:style-name="ce20" office:value-type="float" office:value="590" calcext:value-type="float">
            <text:p>590</text:p>
          </table:table-cell>
          <table:table-cell table:style-name="ce20" office:value-type="float" office:value="14248" calcext:value-type="float">
            <text:p>14248</text:p>
          </table:table-cell>
          <table:table-cell table:style-name="ce20" office:value-type="float" office:value="2614" calcext:value-type="float">
            <text:p>2614</text:p>
          </table:table-cell>
          <table:table-cell table:style-name="ce20" office:value-type="float" office:value="181" calcext:value-type="float">
            <text:p>181</text:p>
          </table:table-cell>
          <table:table-cell table:style-name="ce20" office:value-type="float" office:value="15964" calcext:value-type="float">
            <text:p>15964</text:p>
          </table:table-cell>
          <table:table-cell table:style-name="ce20" office:value-type="float" office:value="3404" calcext:value-type="float">
            <text:p>3404</text:p>
          </table:table-cell>
          <table:table-cell table:style-name="ce20" office:value-type="float" office:value="676" calcext:value-type="float">
            <text:p>676</text:p>
          </table:table-cell>
          <table:table-cell table:style-name="ce20" office:value-type="float" office:value="2107" calcext:value-type="float">
            <text:p>2107</text:p>
          </table:table-cell>
          <table:table-cell table:style-name="ce20" office:value-type="float" office:value="1351" calcext:value-type="float">
            <text:p>1351</text:p>
          </table:table-cell>
          <table:table-cell table:style-name="ce20" office:value-type="float" office:value="5005" calcext:value-type="float">
            <text:p>5005</text:p>
          </table:table-cell>
          <table:table-cell table:style-name="ce20" office:value-type="float" office:value="13174" calcext:value-type="float">
            <text:p>13174</text:p>
          </table:table-cell>
          <table:table-cell table:style-name="ce20" office:value-type="float" office:value="333" calcext:value-type="float">
            <text:p>333</text:p>
          </table:table-cell>
          <table:table-cell table:style-name="ce20" office:value-type="float" office:value="2233" calcext:value-type="float">
            <text:p>2233</text:p>
          </table:table-cell>
          <table:table-cell table:style-name="ce20" office:value-type="float" office:value="63488" calcext:value-type="float">
            <text:p>63488</text:p>
          </table:table-cell>
          <table:table-cell table:style-name="ce1" table:number-columns-repeated="1004"/>
        </table:table-row>
        <table:table-row table:style-name="ro6" table:number-rows-repeated="104844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.</number:text>
      <number:seconds number:style="long"/>
    </number:time-style>
    <number:time-style style:name="N13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2">
      <number:minutes number:style="long"/>
      <number:text>.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1mm" fo:margin-bottom="24.91mm" fo:margin-left="19.91mm" fo:margin-right="19.91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13:50:30.491631998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Risultati_20_liste_20_collegate_20_per_20_s" style:display-name="PageStyle_Risultati liste collegate per 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document-statistic meta:table-count="1" meta:cell-count="1956" meta:object-count="0"/>
  </office:meta>
</office:document-meta>
</file>